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svg="urn:oasis:names:tc:opendocument:xmlns:svg-compatible:1.0" xmlns:loext="urn:org:documentfoundation:names:experimental:office:xmlns:loext:1.0" xmlns:ns42="urn:org:documentfoundation:names:experimental:calc:xmlns:calcext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svg="urn:oasis:names:tc:opendocument:xmlns:svg-compatible:1.0" xmlns:loext="urn:org:documentfoundation:names:experimental:office:xmlns:loext:1.0" xmlns:ns42="urn:org:documentfoundation:names:experimental:calc:xmlns:calcext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1.85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6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000000" fo:border-right="0.74pt dashe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dashe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74pt solid #000000" fo:border-right="0.74pt dashe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74pt solid #000000" fo:border-right="0.74pt dashe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0.74pt dashed #000000" fo:border-right="0.74pt dashe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dashed #000000" fo:border-right="0.74pt dashe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74pt dashed #000000" fo:border-right="0.74pt dashe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dashed #000000" fo:border-right="0.74pt dashe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size="18pt" style:font-size-asian="18pt" style:font-size-complex="18pt"/>
    </style:style>
    <style:style style:name="ce5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74pt dashed #000000" fo:border-right="0.74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dashe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74pt dashe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74pt dashed #000000" fo:border-right="0.74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svg:stroke-color="#000000" draw:fill="solid" draw:fill-color="#3465a4" fo:min-height="4.221cm"/>
      <style:paragraph-properties fo:text-align="end"/>
      <style:text-properties fo:color="#ffffff" loext:opacity="100%" loext:color-lum-mod="100%" loext:color-lum-off="0%" fo:font-size="40pt" style:font-size-asian="40pt" style:font-size-complex="40pt"/>
    </style:style>
    <style:style style:name="gr2" style:family="graphic">
      <style:graphic-properties draw:stroke="none" svg:stroke-color="#000000" draw:fill="solid" draw:fill-color="#ffffff" fo:min-height="1.952cm"/>
      <style:text-properties fo:color="#00a933" loext:opacity="100%" loext:color-lum-mod="100%" loext:color-lum-off="0%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3465a4"/>
      <style:paragraph-properties fo:text-align="end" style:writing-mode="lr-tb"/>
      <style:text-properties fo:color="#ffffff" loext:opacity="100%" loext:color-lum-mod="100%" loext:color-lum-off="0%" fo:font-size="40pt" style:font-size-asian="40pt" style:font-size-complex="40pt"/>
    </style:style>
    <style:style style:name="P3" style:family="paragraph">
      <loext:graphic-properties draw:fill="solid" draw:fill-color="#ffffff"/>
      <style:paragraph-properties style:writing-mode="lr-tb"/>
      <style:text-properties fo:color="#00a933" loext:opacity="100%" loext:color-lum-mod="100%" loext:color-lum-off="0%"/>
    </style:style>
    <style:style style:name="T1" style:family="text">
      <style:text-properties fo:color="#ffffff" loext:opacity="100%" fo:font-size="60pt" style:font-size-asian="60pt" style:font-size-complex="60pt"/>
    </style:style>
    <style:style style:name="T2" style:family="text">
      <style:text-properties fo:color="#ffffff" loext:opacity="100%" fo:font-size="48pt" style:font-size-asian="48pt" style:font-size-complex="48pt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fo:font-size="26pt" style:font-size-asian="26pt" style:font-size-complex="26pt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2" svg:width="21.332cm" svg:height="4.221cm" draw:transform="rotate (1.5707963267949) translate (0.11cm 25.842cm)">
            <draw:text-box>
              <text:p text:style-name="P1"><text:span text:style-name="T1">Assistance Informatique</text:span></text:p>
              <text:p text:style-name="P1"><text:span text:style-name="T2"/></text:p>
            </draw:text-box>
          </draw:frame>
          <draw:frame draw:z-index="1" draw:style-name="gr2" draw:text-style-name="P3" svg:width="37.492cm" svg:height="1.952cm" svg:x="4.873cm" svg:y="24.353cm">
            <draw:text-box>
              <text:p><text:span text:style-name="T3"/></text:p>
              <text:p><text:span text:style-name="T4">Des moniteurs étudiants sont à votre disposition pour vous aider, sollicitez-les !</text:span></text:p>
              <text:p><text:span text:style-name="T3"/></text:p>
            </draw:text-box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1" table:default-cell-style-name="ce1"/>
        <table:table-column table:style-name="co1" table:number-columns-repeated="16360" table:default-cell-style-name="ce1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7"/>
          <table:table-cell table:style-name="ce53" office:value-type="string" ns42:value-type="string" table:number-columns-spanned="11" table:number-rows-spanned="2">
            <text:p>Horaire Moniteurs de permanence</text:p>
          </table:table-cell>
          <table:covered-table-cell table:number-columns-repeated="10" table:style-name="ce14"/>
          <table:table-cell table:number-columns-repeated="16366"/>
        </table:table-row>
        <table:table-row table:style-name="ro2">
          <table:table-cell table:number-columns-repeated="7"/>
          <table:covered-table-cell table:style-name="ce13"/>
          <table:covered-table-cell table:number-columns-repeated="10" table:style-name="ce16"/>
          <table:table-cell table:number-columns-repeated="16366"/>
        </table:table-row>
        <table:table-row table:style-name="ro2">
          <table:table-cell table:number-columns-repeated="7"/>
          <table:table-cell table:style-name="ce55" office:value-type="string" ns42:value-type="string" table:number-columns-spanned="11" table:number-rows-spanned="2">
            <text:p>Semaine  : <text:s/>du //2024 au //2024</text:p>
          </table:table-cell>
          <table:covered-table-cell table:number-columns-repeated="10" table:style-name="ce14"/>
          <table:table-cell table:number-columns-repeated="16366"/>
        </table:table-row>
        <table:table-row table:style-name="ro2">
          <table:table-cell table:style-name="ce2" table:number-columns-spanned="2" table:number-rows-spanned="16"/>
          <table:covered-table-cell table:style-name="ce14"/>
          <table:table-cell table:style-name="ce18" table:number-columns-repeated="5"/>
          <table:covered-table-cell table:style-name="ce56"/>
          <table:covered-table-cell table:number-columns-repeated="10" table:style-name="ce58"/>
          <table:table-cell table:style-name="ce18" table:number-columns-repeated="6"/>
          <table:table-cell table:number-columns-repeated="16360"/>
        </table:table-row>
        <table:table-row table:style-name="ro2">
          <table:covered-table-cell table:style-name="ce13"/>
          <table:covered-table-cell table:style-name="ce16"/>
          <table:table-cell table:style-name="ce24" table:number-columns-spanned="1" table:number-rows-spanned="2"/>
          <table:table-cell table:style-name="ce36" office:value-type="string" ns42:value-type="string" table:number-columns-spanned="1" table:number-rows-spanned="2">
            <text:p>7h30</text:p>
          </table:table-cell>
          <table:table-cell table:style-name="ce36" office:value-type="string" ns42:value-type="string" table:number-columns-spanned="1" table:number-rows-spanned="2">
            <text:p>8h00</text:p>
          </table:table-cell>
          <table:table-cell table:style-name="ce36" office:value-type="string" ns42:value-type="string" table:number-columns-spanned="1" table:number-rows-spanned="2">
            <text:p>8h30</text:p>
          </table:table-cell>
          <table:table-cell table:style-name="ce36" office:value-type="string" ns42:value-type="string" table:number-columns-spanned="1" table:number-rows-spanned="2">
            <text:p>9h00</text:p>
          </table:table-cell>
          <table:table-cell table:style-name="ce36" office:value-type="string" ns42:value-type="string" table:number-columns-spanned="1" table:number-rows-spanned="2">
            <text:p>9h30</text:p>
          </table:table-cell>
          <table:table-cell table:style-name="ce36" office:value-type="string" ns42:value-type="string" table:number-columns-spanned="1" table:number-rows-spanned="2">
            <text:p>10h00</text:p>
          </table:table-cell>
          <table:table-cell table:style-name="ce36" office:value-type="string" ns42:value-type="string" table:number-columns-spanned="1" table:number-rows-spanned="2">
            <text:p>10h30</text:p>
          </table:table-cell>
          <table:table-cell table:style-name="ce36" office:value-type="string" ns42:value-type="string" table:number-columns-spanned="1" table:number-rows-spanned="2">
            <text:p>11h00</text:p>
          </table:table-cell>
          <table:table-cell table:style-name="ce36" office:value-type="string" ns42:value-type="string" table:number-columns-spanned="1" table:number-rows-spanned="2">
            <text:p>11h30</text:p>
          </table:table-cell>
          <table:table-cell table:style-name="ce36" office:value-type="string" ns42:value-type="string" table:number-columns-spanned="1" table:number-rows-spanned="2">
            <text:p>12h00</text:p>
          </table:table-cell>
          <table:table-cell table:style-name="ce36" office:value-type="string" ns42:value-type="string" table:number-columns-spanned="1" table:number-rows-spanned="2">
            <text:p>12h30</text:p>
          </table:table-cell>
          <table:table-cell table:style-name="ce36" office:value-type="string" ns42:value-type="string" table:number-columns-spanned="1" table:number-rows-spanned="2">
            <text:p>13h00</text:p>
          </table:table-cell>
          <table:table-cell table:style-name="ce36" office:value-type="string" ns42:value-type="string" table:number-columns-spanned="1" table:number-rows-spanned="2">
            <text:p>13h30</text:p>
          </table:table-cell>
          <table:table-cell table:style-name="ce36" office:value-type="string" ns42:value-type="string" table:number-columns-spanned="1" table:number-rows-spanned="2">
            <text:p>14h00</text:p>
          </table:table-cell>
          <table:table-cell table:style-name="ce36" office:value-type="string" ns42:value-type="string" table:number-columns-spanned="1" table:number-rows-spanned="2">
            <text:p>14h30</text:p>
          </table:table-cell>
          <table:table-cell table:style-name="ce36" office:value-type="string" ns42:value-type="string" table:number-columns-spanned="1" table:number-rows-spanned="2">
            <text:p>15h00</text:p>
          </table:table-cell>
          <table:table-cell table:style-name="ce36" office:value-type="string" ns42:value-type="string" table:number-columns-spanned="1" table:number-rows-spanned="2">
            <text:p>15h30</text:p>
          </table:table-cell>
          <table:table-cell table:style-name="ce36" office:value-type="string" ns42:value-type="string" table:number-columns-spanned="1" table:number-rows-spanned="2">
            <text:p>16h00</text:p>
          </table:table-cell>
          <table:table-cell table:style-name="ce36" office:value-type="string" ns42:value-type="string" table:number-columns-spanned="1" table:number-rows-spanned="2">
            <text:p>16h30</text:p>
          </table:table-cell>
          <table:table-cell table:style-name="ce36" office:value-type="string" ns42:value-type="string" table:number-columns-spanned="1" table:number-rows-spanned="2">
            <text:p>17h00</text:p>
          </table:table-cell>
          <table:table-cell table:style-name="ce36" office:value-type="string" ns42:value-type="string" table:number-columns-spanned="1" table:number-rows-spanned="2">
            <text:p>17h30</text:p>
          </table:table-cell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covered-table-cell table:style-name="ce30"/>
          <table:covered-table-cell table:number-columns-repeated="6" table:style-name="ce37"/>
          <table:covered-table-cell table:number-columns-repeated="15" table:style-name="ce59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table-cell table:style-name="ce33" office:value-type="string" ns42:value-type="string" table:number-columns-spanned="1" table:number-rows-spanned="2">
            <text:p>Lundi </text:p>
            <text:p/>
            <text:p>//2024</text:p>
          </table:table-cell>
          <table:table-cell table:style-name="ce39"/>
          <table:table-cell table:style-name="ce28" table:number-columns-repeated="19"/>
          <table:table-cell table:style-name="ce60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covered-table-cell table:style-name="ce32"/>
          <table:table-cell table:style-name="ce40"/>
          <table:table-cell table:style-name="ce43" table:number-columns-repeated="19"/>
          <table:table-cell table:style-name="ce61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table-cell table:style-name="ce33" office:value-type="string" ns42:value-type="string" table:number-columns-spanned="1" table:number-rows-spanned="2">
            <text:p>Mardi </text:p>
            <text:p/>
            <text:p><text:span text:style-name="T5">//2024</text:span></text:p>
          </table:table-cell>
          <table:table-cell table:style-name="ce41"/>
          <table:table-cell table:style-name="ce47" table:number-columns-repeated="2"/>
          <table:table-cell table:style-name="ce50" table:number-columns-repeated="17"/>
          <table:table-cell table:style-name="ce62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covered-table-cell table:style-name="ce32"/>
          <table:table-cell table:style-name="ce44"/>
          <table:table-cell table:style-name="ce50" table:number-columns-repeated="2"/>
          <table:table-cell table:style-name="ce43" table:number-columns-repeated="4"/>
          <table:table-cell table:style-name="ce50" table:number-columns-repeated="13"/>
          <table:table-cell table:style-name="ce62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table-cell table:style-name="ce33" office:value-type="string" ns42:value-type="string" table:number-columns-spanned="1" table:number-rows-spanned="2">
            <text:p>Mercredi</text:p>
            <text:p/>
            <text:p>/<text:span text:style-name="T5">/2024</text:span></text:p>
          </table:table-cell>
          <table:table-cell table:style-name="ce41"/>
          <table:table-cell table:style-name="ce47" table:number-columns-repeated="2"/>
          <table:table-cell table:style-name="ce50" table:number-columns-repeated="4"/>
          <table:table-cell table:style-name="ce47" table:number-columns-repeated="13"/>
          <table:table-cell table:style-name="ce63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covered-table-cell table:style-name="ce32"/>
          <table:table-cell table:style-name="ce43" table:number-columns-repeated="20"/>
          <table:table-cell table:style-name="ce61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table-cell table:style-name="ce33" office:value-type="string" ns42:value-type="string" table:number-columns-spanned="1" table:number-rows-spanned="2">
            <text:p>Jeudi </text:p>
            <text:p/>
            <text:p><text:span text:style-name="T5">//2024</text:span></text:p>
          </table:table-cell>
          <table:table-cell table:style-name="ce47" table:number-columns-repeated="3"/>
          <table:table-cell table:style-name="ce50" table:number-columns-repeated="6"/>
          <table:table-cell table:style-name="ce47" table:number-columns-repeated="4"/>
          <table:table-cell table:style-name="ce50" table:number-columns-repeated="7"/>
          <table:table-cell table:style-name="ce62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covered-table-cell table:style-name="ce32"/>
          <table:table-cell table:style-name="ce43" table:number-columns-repeated="3"/>
          <table:table-cell table:style-name="ce50" table:number-columns-repeated="17"/>
          <table:table-cell table:style-name="ce62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table-cell table:style-name="ce33" office:value-type="string" ns42:value-type="string" table:number-columns-spanned="1" table:number-rows-spanned="2">
            <text:p>Vendredi </text:p>
            <text:p/>
            <text:p><text:span text:style-name="T5">//2024</text:span></text:p>
          </table:table-cell>
          <table:table-cell table:style-name="ce41"/>
          <table:table-cell table:style-name="ce47" table:number-columns-repeated="19"/>
          <table:table-cell table:style-name="ce63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covered-table-cell table:style-name="ce32"/>
          <table:table-cell table:style-name="ce40"/>
          <table:table-cell table:style-name="ce43" table:number-columns-repeated="19"/>
          <table:table-cell table:style-name="ce61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table-cell table:style-name="ce33" office:value-type="string" ns42:value-type="string" table:number-columns-spanned="1" table:number-rows-spanned="2">
            <text:p>Samedi </text:p>
            <text:p/>
            <text:p><text:span text:style-name="T5">//2024</text:span></text:p>
          </table:table-cell>
          <table:table-cell table:style-name="ce41"/>
          <table:table-cell table:style-name="ce50" table:number-columns-repeated="19"/>
          <table:table-cell table:style-name="ce62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covered-table-cell table:style-name="ce32"/>
          <table:table-cell table:style-name="ce40"/>
          <table:table-cell table:style-name="ce43" table:number-columns-repeated="19"/>
          <table:table-cell table:style-name="ce61"/>
          <table:table-cell table:style-name="ce64"/>
          <table:table-cell table:number-columns-repeated="16359"/>
        </table:table-row>
        <table:table-row table:style-name="ro2">
          <table:covered-table-cell table:style-name="ce13"/>
          <table:covered-table-cell table:style-name="ce16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  <ns42:conditional-formats>
          <ns42:conditional-format ns42:target-range-address="Feuille1.D9:Feuille1.X9">
            <ns42:condition ns42:apply-style-name="BU" ns42:value="contains-text(&quot;BU&quot;)" ns42:base-cell-address="Feuille1.D9"/>
          </ns42:conditional-format>
          <ns42:conditional-format ns42:target-range-address="Feuille1.A1:Feuille1.XFD1048576">
            <ns42:condition ns42:apply-style-name="BU" ns42:value="contains-text(&quot;BU&quot;)" ns42:base-cell-address="Feuille1.A1"/>
            <ns42:condition ns42:apply-style-name="B2-1" ns42:value="contains-text(&quot;B2-1&quot;)" ns42:base-cell-address="Feuille1.A1"/>
          </ns42:conditional-format>
        </ns42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svg="urn:oasis:names:tc:opendocument:xmlns:svg-compatible:1.0" xmlns:loext="urn:org:documentfoundation:names:experimental:office:xmlns:loext:1.0" xmlns:ns42="urn:org:documentfoundation:names:experimental:calc:xmlns:calcext:1.0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U" style:family="table-cell" style:parent-style-name="Default">
      <style:table-cell-properties fo:background-color="#729fcf" style:diagonal-bl-tr="none" style:diagonal-tl-br="none"/>
    </style:style>
    <style:style style:name="B2-1" style:family="table-cell" style:parent-style-name="Default">
      <style:table-cell-properties fo:background-color="#77bc65" style:diagonal-bl-tr="none" style:diagonal-tl-br="non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svg="urn:oasis:names:tc:opendocument:xmlns:svg-compatible:1.0" xmlns:loext="urn:org:documentfoundation:names:experimental:office:xmlns:loext:1.0" xmlns:ns42="urn:org:documentfoundation:names:experimental:calc:xmlns:calcext:1.0" xmlns:manifest="urn:oasis:names:tc:opendocument:xmlns:manifest:1.0" xmlns:chart="urn:oasis:names:tc:opendocument:xmlns:chart:1.0" xmlns:presentation="urn:oasis:names:tc:opendocument:xmlns:presentation:1.0" office:version="1.2">
  <office:meta>
    <meta:creation-date>2021-12-02T13:02:30.698000000</meta:creation-date>
    <dc:date>2024-01-11T21:55:30.387000000</dc:date>
    <meta:editing-duration>PT19H7M51S</meta:editing-duration>
    <meta:editing-cycles>15</meta:editing-cycles>
    <meta:print-date>2021-12-02T17:50:21.191000000</meta:print-date>
    <meta:document-statistic meta:table-count="1" meta:cell-count="29" meta:object-count="2"/>
    <meta:generator>ODFPY/1.4.1</meta:generator>
  </office:meta>
</office:document-meta>
</file>